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181" officeooo:paragraph-rsid="0003d181"/>
    </style:style>
    <style:style style:name="P2" style:family="paragraph" style:parent-style-name="Standard">
      <style:text-properties officeooo:rsid="000489a0" officeooo:paragraph-rsid="000489a0"/>
    </style:style>
    <style:style style:name="P3" style:family="paragraph" style:parent-style-name="Standard">
      <style:text-properties officeooo:rsid="000489a0" officeooo:paragraph-rsid="0007b039"/>
    </style:style>
    <style:style style:name="P4" style:family="paragraph" style:parent-style-name="Standard">
      <style:text-properties officeooo:rsid="000489a0" officeooo:paragraph-rsid="0008fd3e"/>
    </style:style>
    <style:style style:name="P5" style:family="paragraph" style:parent-style-name="Standard">
      <style:text-properties officeooo:rsid="000489a0" officeooo:paragraph-rsid="000a16ba"/>
    </style:style>
    <style:style style:name="P6" style:family="paragraph" style:parent-style-name="Standard">
      <style:text-properties officeooo:rsid="000489a0" officeooo:paragraph-rsid="000b8bb6"/>
    </style:style>
    <style:style style:name="P7" style:family="paragraph" style:parent-style-name="Standard">
      <style:text-properties fo:font-weight="bold" officeooo:rsid="0003d181" officeooo:paragraph-rsid="0003d18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3d181" officeooo:paragraph-rsid="0003d181" style:font-weight-asian="bold" style:font-weight-complex="bold"/>
    </style:style>
    <style:style style:name="P9" style:family="paragraph" style:parent-style-name="Standard">
      <style:text-properties fo:font-weight="bold" officeooo:rsid="000489a0" officeooo:paragraph-rsid="000489a0" style:font-weight-asian="bold" style:font-weight-complex="bold"/>
    </style:style>
    <style:style style:name="P10" style:family="paragraph" style:parent-style-name="Standard">
      <style:text-properties officeooo:rsid="000b8bb6" officeooo:paragraph-rsid="000b8bb6"/>
    </style:style>
    <style:style style:name="P11" style:family="paragraph" style:parent-style-name="Standard">
      <style:text-properties officeooo:rsid="000c61b6" officeooo:paragraph-rsid="000c61b6"/>
    </style:style>
    <style:style style:name="P12" style:family="paragraph" style:parent-style-name="Standard">
      <style:text-properties officeooo:rsid="000489a0" officeooo:paragraph-rsid="000489a0"/>
    </style:style>
    <style:style style:name="P13" style:family="paragraph" style:parent-style-name="Standard">
      <style:text-properties officeooo:rsid="000489a0" officeooo:paragraph-rsid="000e03e0"/>
    </style:style>
    <style:style style:name="P14" style:family="paragraph" style:parent-style-name="Standard">
      <style:text-properties officeooo:rsid="000489a0" officeooo:paragraph-rsid="000fcc8f"/>
    </style:style>
    <style:style style:name="P15" style:family="paragraph" style:parent-style-name="Standard">
      <style:text-properties officeooo:rsid="000489a0" officeooo:paragraph-rsid="0012f7ab"/>
    </style:style>
    <style:style style:name="P16" style:family="paragraph" style:parent-style-name="Standard">
      <style:text-properties officeooo:rsid="000489a0" officeooo:paragraph-rsid="000b8bb6"/>
    </style:style>
    <style:style style:name="P17" style:family="paragraph" style:parent-style-name="Standard">
      <style:text-properties fo:font-weight="bold" officeooo:rsid="000489a0" officeooo:paragraph-rsid="000e03e0" style:font-weight-asian="bold" style:font-weight-complex="bold"/>
    </style:style>
    <style:style style:name="P18" style:family="paragraph" style:parent-style-name="Standard">
      <style:text-properties fo:font-weight="bold" officeooo:rsid="0003d181" officeooo:paragraph-rsid="0003d181" style:font-weight-asian="bold" style:font-weight-complex="bold"/>
    </style:style>
    <style:style style:name="P19" style:family="paragraph" style:parent-style-name="Standard">
      <style:text-properties officeooo:rsid="000e03e0" officeooo:paragraph-rsid="000e2524"/>
    </style:style>
    <style:style style:name="P20" style:family="paragraph" style:parent-style-name="Standard">
      <style:text-properties officeooo:rsid="000b8bb6" officeooo:paragraph-rsid="000b8bb6"/>
    </style:style>
    <style:style style:name="P21" style:family="paragraph" style:parent-style-name="Standard">
      <style:text-properties officeooo:rsid="000e2524" officeooo:paragraph-rsid="000e2524"/>
    </style:style>
    <style:style style:name="P22" style:family="paragraph" style:parent-style-name="Standard">
      <style:text-properties officeooo:rsid="000fa6ab" officeooo:paragraph-rsid="000fa6ab"/>
    </style:style>
    <style:style style:name="P23" style:family="paragraph" style:parent-style-name="Standard">
      <style:text-properties officeooo:rsid="00144c6f" officeooo:paragraph-rsid="00144c6f"/>
    </style:style>
    <style:style style:name="T1" style:family="text">
      <style:text-properties officeooo:rsid="00063fef"/>
    </style:style>
    <style:style style:name="T2" style:family="text">
      <style:text-properties officeooo:rsid="0006a300"/>
    </style:style>
    <style:style style:name="T3" style:family="text">
      <style:text-properties officeooo:rsid="0007b03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a16ba" style:font-style-asian="italic" style:font-style-complex="italic"/>
    </style:style>
    <style:style style:name="T6" style:family="text">
      <style:text-properties officeooo:rsid="0008fd3e"/>
    </style:style>
    <style:style style:name="T7" style:family="text">
      <style:text-properties officeooo:rsid="000a16b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8fd3e" style:font-weight-asian="bold" style:font-weight-complex="bold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0a16ba"/>
    </style:style>
    <style:style style:name="T12" style:family="text">
      <style:text-properties style:text-position="sub 58%" officeooo:rsid="000b8bb6"/>
    </style:style>
    <style:style style:name="T13" style:family="text">
      <style:text-properties style:text-position="sub 58%" officeooo:rsid="000e2524"/>
    </style:style>
    <style:style style:name="T14" style:family="text">
      <style:text-properties style:text-position="sub 58%" officeooo:rsid="000fcc8f"/>
    </style:style>
    <style:style style:name="T15" style:family="text">
      <style:text-properties officeooo:rsid="000b8bb6"/>
    </style:style>
    <style:style style:name="T16" style:family="text">
      <style:text-properties officeooo:rsid="000d5a22"/>
    </style:style>
    <style:style style:name="T17" style:family="text">
      <style:text-properties officeooo:rsid="000e03e0"/>
    </style:style>
    <style:style style:name="T18" style:family="text">
      <style:text-properties officeooo:rsid="000489a0"/>
    </style:style>
    <style:style style:name="T19" style:family="text">
      <style:text-properties officeooo:rsid="000e2524"/>
    </style:style>
    <style:style style:name="T20" style:family="text">
      <style:text-properties officeooo:rsid="000fa6ab"/>
    </style:style>
    <style:style style:name="T21" style:family="text">
      <style:text-properties officeooo:rsid="000fcc8f"/>
    </style:style>
    <style:style style:name="T22" style:family="text">
      <style:text-properties officeooo:rsid="0011375c"/>
    </style:style>
    <style:style style:name="T23" style:family="text">
      <style:text-properties officeooo:rsid="0012f7ab"/>
    </style:style>
    <style:style style:name="T24" style:family="text">
      <style:text-properties officeooo:rsid="00144c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teligen<text:span text:style-name="T3">ță</text:span> Artificial<text:span text:style-name="T3">ă</text:span></text:p>
      <text:p text:style-name="P7">Laborator 6</text:p>
      <text:p text:style-name="P7"/>
      <text:p text:style-name="P7"/>
      <text:p text:style-name="P1"/>
      <text:p text:style-name="P8">Probleme de satisfacere a constrangerilor</text:p>
      <text:p text:style-name="P1"/>
      <text:p text:style-name="P1"/>
      <text:p text:style-name="P2"/>
      <text:p text:style-name="P2">O problemă de satisfacere a constrângerilor (<text:span text:style-name="T4">Constraint Satisfaction Problem</text:span>):</text:p>
      <text:p text:style-name="P5">- o mulțime de variabile X={X<text:span text:style-name="T11">1</text:span>,..., X<text:span text:style-name="T11">n</text:span>}</text:p>
      <text:p text:style-name="P14">- fiecare variabilă X<text:span text:style-name="T14">i</text:span> poate lua valori dintr-un domeniu <text:s/><text:span text:style-name="T21">D</text:span><text:span text:style-name="T14">i</text:span></text:p>
      <text:p text:style-name="P5">- o mul<text:span text:style-name="T22">ț</text:span>ime de constrângeri C={<text:span text:style-name="T7">C</text:span><text:span text:style-name="T11">1</text:span> ,..., <text:span text:style-name="T7">C</text:span><text:span text:style-name="T11">t</text:span>}<text:span text:style-name="T1"> care specifică combinațiile permise de valori.</text:span></text:p>
      <text:p text:style-name="P2">O solu<text:span text:style-name="T2">ție</text:span> pentru o astfel de problemă este o asignare de valori variabilelor a<text:span text:style-name="T17">.</text:span>î<text:span text:style-name="T17">.</text:span> toate constrângerile să fie satisfăcute<text:span text:style-name="T2">.</text:span></text:p>
      <text:p text:style-name="P2"/>
      <text:p text:style-name="P5"><text:span text:style-name="T2">Î</text:span>n defini<text:span text:style-name="T2">ț</text:span>ie nu se impune nici o condi<text:span text:style-name="T2">ț</text:span>ie asupra tipului<text:span text:style-name="T2"> </text:span>variabilelor. Acestea pot fi întregi, logice, mul<text:span text:style-name="T2">ț</text:span>imi, sau de orice alt tip. <text:span text:style-name="T2">N</text:span>ici modul de definire a constrângerilor nu este limitat. Constrângerile pot fi date atât<text:span text:style-name="T2"> </text:span>explicit, prin specificarea tuplelor de valori permise, cât şi implicit, prin rela<text:span text:style-name="T2">ț</text:span>ii (ex: X<text:span text:style-name="T11">i</text:span><text:span text:style-name="T2"> </text:span>&gt; 2).</text:p>
      <text:p text:style-name="P2"/>
      <text:p text:style-name="P23">Graful restricțiilor: nodurile reprezintă variabilele, muchiile reprezintă restricțiile între variabile.</text:p>
      <text:p text:style-name="P23"/>
      <text:p text:style-name="P9">Exemplul <text:span text:style-name="T17">1</text:span>: Problema colorării <text:span text:style-name="T17">unei </text:span>hăr<text:span text:style-name="T3">ț</text:span>i</text:p>
      <text:p text:style-name="P3"><text:span text:style-name="T24">Considerăm</text:span> o hartă cu <text:span text:style-name="T4">n</text:span> <text:span text:style-name="T3">ț</text:span>ări<text:span text:style-name="T24">.</text:span> <text:span text:style-name="T24">S</text:span>ă <text:span text:style-name="T24">se coloreze harta (utilizând culori dintr-o mulțime dată) </text:span>a<text:span text:style-name="T3">.</text:span>î<text:span text:style-name="T3">.</text:span> <text:span text:style-name="T3">ț</text:span>ările vecine să aibă culori diferite.</text:p>
      <text:p text:style-name="P3"/>
      <text:p text:style-name="P2">Asignăm fiecarei <text:span text:style-name="T3">ț</text:span>ări de pe hartă o variabilă care va avea ca domeniu<text:span text:style-name="T3"> </text:span>mul<text:span text:style-name="T3">ț</text:span>imea de culori. Între două <text:span text:style-name="T3">ț</text:span>ări vecine în graful constrâns vom adăuga <text:span text:style-name="T3">o muchie</text:span>.</text:p>
      <text:p text:style-name="P2"/>
      <text:p text:style-name="P9">Exemplul <text:span text:style-name="T17">2</text:span>: Sudoku</text:p>
      <text:p text:style-name="P2"><text:span text:style-name="T3">Un</text:span> puzzle Sudoku de ordin 3<text:span text:style-name="T3"> </text:span>constă dintr-o tablă de 9x9 în care fiecare pătrat poate avea un număr de la<text:span text:style-name="T3"> </text:span>1 la 9. Dată o asignare par<text:span text:style-name="T3">ț</text:span>ială a tablei, <text:span text:style-name="T3">să</text:span> <text:span text:style-name="T3">se</text:span> complet<text:span text:style-name="T3">eze</text:span> pozi<text:span text:style-name="T3">ț</text:span>iile rămase<text:span text:style-name="T3"> </text:span>libere a<text:span text:style-name="T3">.</text:span>î<text:span text:style-name="T3">.</text:span> fiecare număr să apară o singură dată pe o linie, pe o coloană şi<text:span text:style-name="T3"> </text:span>într-o regiune 3x3.</text:p>
      <text:p text:style-name="P2"/>
      <text:p text:style-name="P2">O posibilă modelare ca o problemă CSP: fiecare pozi<text:span text:style-name="T3">ț</text:span>ie a tablei este<text:span text:style-name="T3"> </text:span>reprezentată de o variabilă, iar domeniul unei variabile este un număr de la 1 la 9.</text:p>
      <text:p text:style-name="P2">Pentru fiecare linie, coloană şi bloc 3x3 vom asocia o constrângere de tip<text:span text:style-name="T3"> </text:span><text:span text:style-name="T4">alldifferent</text:span> <text:span text:style-name="T15">(</text:span>toate variabilele din constrângere trebuie să aibă valori<text:span text:style-name="T3"> </text:span>diferite de restul variabilelor<text:span text:style-name="T15">)</text:span>.</text:p>
      <text:p text:style-name="P2"/>
      <text:p text:style-name="P17">Exemplul <text:span text:style-name="T17">3</text:span>: problema reginelor</text:p>
      <text:p text:style-name="P13">Dată fiind o tablă de şah <text:span text:style-name="T4">n</text:span>x<text:span text:style-name="T4">n</text:span> dorim să plasăm <text:span text:style-name="T4">n</text:span> regine pe tablă a<text:span text:style-name="T3">.</text:span>î<text:span text:style-name="T3">. </text:span>nici o regină să nu fie atacată de nici o altă regină.</text:p>
      <text:p text:style-name="P13"/>
      <text:p text:style-name="P15">O posibilă formulare a problemei reginelor ca o problemă CSP: pentru fiecare coloană a tablei de şah asociem o variabilă X<text:span text:style-name="T11">i</text:span>, iar<text:span text:style-name="T3"> </text:span>domeniul variabilei sunt liniile, adică <text:span text:style-name="T17">D</text:span><text:span text:style-name="T11">i</text:span> = {1,.., n}. Constrângerile sunt asociate<text:span text:style-name="T3"> </text:span>fiecărei perechi de coloane şi precizează <text:span text:style-name="T3">că</text:span> două regine nu se pot afla<text:span text:style-name="T3"> </text:span>pe aceeaşi linie sau pe aceeaşi diagonală<text:span text:style-name="T23">;</text:span> se exprimă prin rela<text:span text:style-name="T3">ț</text:span>iile:</text:p>
      <text:p text:style-name="P13">X<text:span text:style-name="T11">i</text:span> ≠ <text:s/>X<text:span text:style-name="T11">j</text:span></text:p>
      <text:p text:style-name="P13">|X<text:span text:style-name="T11">i</text:span> – X<text:span text:style-name="T11">j</text:span> | ≠ |i-j|, pentru oric<text:span text:style-name="T15">e</text:span> i, j din intervalul 1, ..,n.</text:p>
      <text:p text:style-name="P13"/>
      <text:p text:style-name="P17"/>
      <text:p text:style-name="P4"><text:soft-page-break/><text:span text:style-name="T9">Abordări</text:span><text:span text:style-name="T6">:</text:span></text:p>
      <text:p text:style-name="P4"><text:span text:style-name="T6">- A</text:span>lgoritm<text:span text:style-name="T6">ul</text:span> <text:span text:style-name="T9">B</text:span><text:span text:style-name="T8">acktracking</text:span><text:span text:style-name="T6">: </text:span>men<text:span text:style-name="T6">ț</text:span>ine o mul<text:span text:style-name="T6">ț</text:span>ime de<text:span text:style-name="T6"> </text:span>variabile instan<text:span text:style-name="T6">ț</text:span>iate corect <text:span text:style-name="T7">(</text:span>o solu<text:span text:style-name="T6">ți</text:span>e par<text:span text:style-name="T6">ț</text:span>ială<text:span text:style-name="T7">)</text:span> pe care o extinde pas cu pas.<text:span text:style-name="T6"> </text:span>Ini<text:span text:style-name="T6">ț</text:span>ial, mul<text:span text:style-name="T6">ț</text:span>imea este vidă. La fiecare pas se selectează următoarea variabilă din<text:span text:style-name="T6"> </text:span>ordonare şi se încearcă asignarea variabilei cu o valoare consistentă cu instan<text:span text:style-name="T6">ț</text:span>ierea<text:span text:style-name="T6"> </text:span>par<text:span text:style-name="T6">ț</text:span>ială. Dacă este găsită o astfel de valoare, algoritmul continuă procedeul cu<text:span text:style-name="T6"> </text:span>următoarea variabilă<text:span text:style-name="T7"> din ordonare</text:span>. În caz contrar, <text:span text:style-name="T6">n</text:span>e întoarce<text:span text:style-name="T6">m</text:span> la variabila anterioară şi ii<text:span text:style-name="T7"> </text:span>asign<text:span text:style-name="T6">ăm</text:span> o altă valoare<text:span text:style-name="T15"> </text:span>consistentă. </text:p>
      <text:p text:style-name="P2"/>
      <text:p text:style-name="P5"><text:span text:style-name="T6">- </text:span><text:span text:style-name="T9">Propagarea constrangerilor</text:span></text:p>
      <text:p text:style-name="P5"><text:span text:style-name="T4">Forward-checking</text:span><text:span text:style-name="T7">:</text:span> verifică ca <text:span text:style-name="T7">fiecare</text:span> valoare să fie compatibilă cu cel pu<text:span text:style-name="T7">ț</text:span>in<text:span text:style-name="T7"> </text:span>o valoare din domeniul fiecărei variabile viitoare. <text:span text:style-name="T7">Se</text:span> instan<text:span text:style-name="T7">ț</text:span>iază<text:span text:style-name="T7"> </text:span>variabila cu o valoare şi apoi <text:span text:style-name="T7">se </text:span>elimină valori din domeniul varibilelor viitoare care sunt<text:span text:style-name="T7"> </text:span>în conflict cu instan<text:span text:style-name="T7">ț</text:span>ierea curentă. Dacă domeniul unei variabile viitoare devine vid,<text:span text:style-name="T7"> </text:span>algoritmul consideră următoarea valoare posibilă pentru variabila curentă<text:span text:style-name="T7">.</text:span></text:p>
      <text:p text:style-name="P2"/>
      <text:p text:style-name="P2">Algoritmii de <text:span text:style-name="T4">i-consisten</text:span><text:span text:style-name="T5">ț</text:span><text:span text:style-name="T4">ă</text:span> garantează că<text:span text:style-name="T7"> </text:span>orice instan<text:span text:style-name="T7">ț</text:span>iere consistentă a <text:span text:style-name="T4">i</text:span>-1 variabile poate fi extinsă la o instan<text:span text:style-name="T7">ț</text:span>iere<text:span text:style-name="T7"> </text:span>consistentă de lungime <text:span text:style-name="T4">i</text:span>.</text:p>
      <text:p text:style-name="P19">Variabila <text:span text:style-name="T18">X</text:span><text:span text:style-name="T11">i</text:span> este arc-consistentă cu variabila <text:span text:style-name="T18">X</text:span><text:span text:style-name="T10">j</text:span> dacă pentru fiecare valoare <text:span text:style-name="T4">a</text:span> din domeniul v<text:span text:style-name="T23">ar</text:span>iabilei <text:span text:style-name="T18">X</text:span><text:span text:style-name="T11">i</text:span> există o valoare <text:span text:style-name="T4">b</text:span> în domeniul lui <text:span text:style-name="T18">X</text:span><text:span text:style-name="T10">j </text:span>a.î. <text:span text:style-name="T4">(a,b)</text:span> satisface restricția binară <text:span text:style-name="T19">(X</text:span><text:span text:style-name="T11">i </text:span><text:span text:style-name="T19">, X</text:span><text:span text:style-name="T13">j</text:span><text:span text:style-name="T19">). O problemă este </text:span>arc<text:span text:style-name="T23">-</text:span>consistent<text:span text:style-name="T19">ă dacă fiecare variabilă este arc-consistentă</text:span> <text:span text:style-name="T19">cu oricare altă variabilă</text:span>.</text:p>
      <text:p text:style-name="P11"><text:span text:style-name="T19">Algoritmul </text:span>Arc-consisten<text:span text:style-name="T23">cy elimină valori din domeniile variabilelor a.î să fie asigurată proprietatea de consistență arc.</text:span></text:p>
      <text:p text:style-name="P11"/>
      <text:p text:style-name="P6"><text:span text:style-name="T6">- </text:span><text:span text:style-name="T9">Backjumping</text:span></text:p>
      <text:p text:style-name="P6">O situa<text:span text:style-name="T6">ț</text:span>ie<text:span text:style-name="T6"> </text:span>de blocaj apare atunci când nu există o valoare consistentă din domeniul noii<text:span text:style-name="T6"> </text:span>variabile cu asignarea par<text:span text:style-name="T6">ț</text:span>ială anterioară. Dacă X<text:span text:style-name="T11">i</text:span> este variabila la care apare<text:span text:style-name="T6"> </text:span>blocajul, algoritmul <text:span text:style-name="T6">B</text:span>acktracking se va întoarce la variabila anterioară X<text:span text:style-name="T11">i</text:span><text:span text:style-name="T12">-1</text:span>. Să<text:span text:style-name="T6"> </text:span>presupunem că nu există nici o constrângere între variabilele X<text:span text:style-name="T11">i</text:span> şi X<text:span text:style-name="T11">i</text:span><text:span text:style-name="T12">-1</text:span> şi că există o<text:span text:style-name="T6"> </text:span>nouă valoare pentru X<text:span text:style-name="T11">i</text:span><text:span text:style-name="T12">-1</text:span>. Acelaşi blocaj va fi întâlnit până când vor fi epuizate toate<text:span text:style-name="T6"> </text:span>valorile lui X<text:span text:style-name="T11">i</text:span><text:span text:style-name="T12">-1</text:span>.<text:span text:style-name="T7"> Algoritmul Backjumping</text:span> reduce astfel de verificări inutile<text:span text:style-name="T6"> - ne </text:span>întoarce<text:span text:style-name="T6">m</text:span> la variabila care cauzează blocajul. Identificarea unei astfel de variabile<text:span text:style-name="T6"> </text:span>se bazează pe no<text:span text:style-name="T6">ț</text:span>iunea de mul<text:span text:style-name="T6">ț</text:span>ime conflict. </text:p>
      <text:p text:style-name="P6"/>
      <text:p text:style-name="P6"/>
      <text:p text:style-name="P7">Tema</text:p>
      <text:p text:style-name="P10">Implementați unul din algoritmii <text:span text:style-name="T23">următori: </text:span>Backtracking + Arc-consi<text:span text:style-name="T16">stency</text:span>, Forward checking, Backjumping pentru o problemă la alegere ce poate fi modelată ca problemă de satisfacere a <text:span text:style-name="T23">constrângerilor</text:span>.</text:p>
      <text:p text:style-name="P10"/>
      <text:p text:style-name="P1">Etape</text:p>
      <text:p text:style-name="P1"><text:span text:style-name="T15">(0.4) </text:span>1. Modelarea problemei alese ca o problem<text:span text:style-name="T20">ă</text:span> de satisfacere a <text:s/><text:span text:style-name="T16">constrângerilor</text:span></text:p>
      <text:p text:style-name="P10">(0.6) 2. <text:span text:style-name="T16">I</text:span>mplementarea <text:span text:style-name="T23">metodei</text:span> </text:p>
      <text:p text:style-name="P10"/>
      <text:p text:style-name="P21">Bibliografie</text:p>
      <text:p text:style-name="P22">Capitolul 6 din AIMA (Artificial Intelligence: A Modern Approach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9:08:24.500930384</meta:creation-date>
    <dc:date>2019-10-31T12:44:47.907484802</dc:date>
    <meta:editing-duration>PT1H15M5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38" meta:word-count="771" meta:character-count="4989" meta:non-whitespace-character-count="4249"/>
  </office:meta>
</office:document-meta>
</file>